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-lauseet:</text:p>
      <text:p text:style-name="Standard"/>
      <text:p text:style-name="Standard">CREATE TABLE Alue</text:p>
      <text:p text:style-name="Standard">(</text:p>
      <text:p text:style-name="Standard"><text:tab/>id int PRIMARY KEY,</text:p>
      <text:p text:style-name="Standard"><text:tab/>otsikko varchar(40)</text:p>
      <text:p text:style-name="Standard">);</text:p>
      <text:p text:style-name="Standard"/>
      <text:p text:style-name="Standard">CREATE TABLE Aihe</text:p>
      <text:p text:style-name="Standard">(</text:p>
      <text:p text:style-name="Standard"><text:tab/>id int PRIMARY KEY,</text:p>
      <text:p text:style-name="Standard"><text:tab/>alue int,</text:p>
      <text:p text:style-name="Standard"><text:tab/>nimimerkki varchar(20),</text:p>
      <text:p text:style-name="Standard"><text:tab/>teksti varchar(40),</text:p>
      <text:p text:style-name="Standard"><text:tab/>FOREIGN KEY(alue) REFERENCES Alue(id)</text:p>
      <text:p text:style-name="Standard">);</text:p>
      <text:p text:style-name="Standard"/>
      <text:p text:style-name="Standard">CREAT TABLE Viesti </text:p>
      <text:p text:style-name="Standard">(</text:p>
      <text:p text:style-name="Standard"><text:tab/>id int PRIMARY KEY, </text:p>
      <text:p text:style-name="Standard"><text:tab/>nimimerkki varchar(20), </text:p>
      <text:p text:style-name="Standard"><text:tab/>aihe int, </text:p>
      <text:p text:style-name="Standard"><text:tab/>aikaleima date, </text:p>
      <text:p text:style-name="Standard"><text:tab/>teksti varchar(100), </text:p>
      <text:p text:style-name="Standard"><text:tab/>FOREIGN KEY(aihe) REFERENCES Aihe(id)</text:p>
      <text:p text:style-name="Standard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lle Verkkonen</meta:initial-creator>
    <meta:creation-date>2016-10-06T12:45:45.34</meta:creation-date>
    <meta:document-statistic meta:table-count="0" meta:image-count="0" meta:object-count="0" meta:page-count="1" meta:paragraph-count="23" meta:word-count="63" meta:character-count="370"/>
    <dc:date>2016-10-06T12:46:14.83</dc:date>
    <dc:creator>Ville Verkkonen</dc:creator>
    <meta:editing-duration>PT29S</meta:editing-duration>
    <meta:editing-cycles>1</meta:editing-cycles>
    <meta:generator>OpenOffice/4.1.0$Win32 OpenOffice.org_project/410m18$Build-9764</meta:generator>
  </office:meta>
</office:document-meta>
</file>